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873b" officeooo:paragraph-rsid="0017873b"/>
    </style:style>
    <style:style style:name="P2" style:family="paragraph" style:parent-style-name="Standard">
      <style:text-properties officeooo:rsid="0019d895" officeooo:paragraph-rsid="0019d895"/>
    </style:style>
    <style:style style:name="P3" style:family="paragraph" style:parent-style-name="Standard">
      <style:text-properties officeooo:rsid="001e1817" officeooo:paragraph-rsid="001e1817"/>
    </style:style>
    <style:style style:name="P4" style:family="paragraph" style:parent-style-name="Standard">
      <style:text-properties officeooo:rsid="0021cd09" officeooo:paragraph-rsid="0021cd09"/>
    </style:style>
    <style:style style:name="P5" style:family="paragraph" style:parent-style-name="Standard">
      <style:text-properties officeooo:rsid="002624db" officeooo:paragraph-rsid="002624db"/>
    </style:style>
    <style:style style:name="P6" style:family="paragraph" style:parent-style-name="Standard">
      <style:text-properties officeooo:rsid="00274ab9" officeooo:paragraph-rsid="00274ab9"/>
    </style:style>
    <style:style style:name="P7" style:family="paragraph" style:parent-style-name="Standard">
      <style:text-properties officeooo:rsid="002d8cac" officeooo:paragraph-rsid="002d8cac"/>
    </style:style>
    <style:style style:name="P8" style:family="paragraph" style:parent-style-name="Standard">
      <style:paragraph-properties fo:text-align="center" style:justify-single-word="false"/>
      <style:text-properties officeooo:rsid="002d8cac" officeooo:paragraph-rsid="002d8cac"/>
    </style:style>
    <style:style style:name="T1" style:family="text">
      <style:text-properties officeooo:rsid="001ad989"/>
    </style:style>
    <style:style style:name="T2" style:family="text">
      <style:text-properties officeooo:rsid="001c72bc"/>
    </style:style>
    <style:style style:name="T3" style:family="text">
      <style:text-properties officeooo:rsid="001e1d5c"/>
    </style:style>
    <style:style style:name="T4" style:family="text">
      <style:text-properties officeooo:rsid="001fceb4"/>
    </style:style>
    <style:style style:name="T5" style:family="text">
      <style:text-properties officeooo:rsid="00207781"/>
    </style:style>
    <style:style style:name="T6" style:family="text">
      <style:text-properties officeooo:rsid="0022df01"/>
    </style:style>
    <style:style style:name="T7" style:family="text">
      <style:text-properties officeooo:rsid="00244584"/>
    </style:style>
    <style:style style:name="T8" style:family="text">
      <style:text-properties officeooo:rsid="00247f18"/>
    </style:style>
    <style:style style:name="T9" style:family="text">
      <style:text-properties officeooo:rsid="002624db"/>
    </style:style>
    <style:style style:name="T10" style:family="text">
      <style:text-properties officeooo:rsid="0029084b"/>
    </style:style>
    <style:style style:name="T11" style:family="text">
      <style:text-properties officeooo:rsid="002bb696"/>
    </style:style>
    <style:style style:name="T12" style:family="text">
      <style:text-properties officeooo:rsid="002ce5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éveloppement des axes 1 &amp; 2 du texte de Balzac</text:p>
      <text:p text:style-name="P8"/>
      <text:p text:style-name="P7">En quoi Ursule est-elle non seulement une image de la beauté, mais aussi de la pureté ?</text:p>
      <text:p text:style-name="P1"/>
      <text:p text:style-name="P2">La personne que décrit le jeune homme est très belle, tellement belle qu’il en est subjugué.</text:p>
      <text:p text:style-name="P2">Il est surpris de voir une tel<text:span text:style-name="T8">le</text:span> beauté. Il nous le prouve dans la première phrase et la succession d’expression<text:span text:style-name="T8">s</text:span> de surprise : «hasard au moment où» et «stupéfait».</text:p>
      <text:p text:style-name="P2">Elle est si belle que le narrateur laisse <text:span text:style-name="T8">planer une part de </text:span>mystère qui est de l’ordre du fantasme. «… <text:span text:style-name="T1">apercevoir la beauté de son corps», </text:span><text:span text:style-name="T8">ou </text:span><text:span text:style-name="T1">«</text:span><text:span text:style-name="T2">on devinait de jolie</text:span><text:span text:style-name="T8">s</text:span><text:span text:style-name="T2"> mains</text:span><text:span text:style-name="T1">».</text:span></text:p>
      <text:p text:style-name="P3">Dans le phrase <text:span text:style-name="T2">«Sa santé bien que brillante, n’éclatait point grossièrement, en sorte qu’elle avait l’air distingué.» </text:span>Le narrateur met en valeur l’air distingué d’Ursule grâce a <text:span text:style-name="T3">une</text:span> négation. <text:span text:style-name="T3">Il utilise aussi la répétition pour </text:span><text:span text:style-name="T4">insister sur la blondeur et la minceur d’Ursule. Sa beauté est d’autant plus belle qu’elle est sans artifice. Le narrateur insiste sur tout ce qu’elle a de naturel: «… Ursule déployait alors </text:span><text:span text:style-name="T12">la </text:span><text:span text:style-name="T4">grâce innée que les femmes…» La phrase l 22 à 26 «… ses cheveux … par les mille bosses brillantes.» </text:span><text:span text:style-name="T5">exprime la négligence d’ Ursule et qu’elle sait qu’elle n’a pas besoin de bien se coiffer pour être magnifique.</text:span></text:p>
      <text:p text:style-name="P3"/>
      <text:p text:style-name="P4"><text:span text:style-name="T9">Elle est belle, mais </text:span><text:span text:style-name="T12">pas </text:span><text:span text:style-name="T9">seulement. </text:span>Le narrateur dit <text:span text:style-name="T9">également</text:span> qu’elle est pure «… par un rare privilège de la pureté des lignes de la physionomie.»</text:p>
      <text:p text:style-name="P5">Sa pureté est exprimée à de nombreuses reprises par différentes occurrences.</text:p>
      <text:p text:style-name="P5">Sa blancheur: <text:span text:style-name="T6">Le narrateur fait une répétition de la blancheur: l11 «blanche… </text:span><text:span text:style-name="T7">l15…</text:span><text:span text:style-name="T6"> </text:span><text:span text:style-name="T7">blancheur l21 … blancheur». Le blanc </text:span><text:span text:style-name="T12">est un </text:span><text:span text:style-name="T7">symbole de pureté.</text:span></text:p>
      <text:p text:style-name="P6">Sa pureté est céleste, elle se traduit par le champs lexical de la religion: « l6 … son paroissien… l7 alors la grâce innée… l10 une divine simple<text:span text:style-name="T11">sse</text:span>»</text:p>
      <text:p text:style-name="P6">Tout a<text:span text:style-name="T11">u</text:span> long du texte Ursule nous est décrite <text:span text:style-name="T11">c</text:span>omme étant <text:span text:style-name="T11">vêtue</text:span> de blanc et de bleu, cette référence incarne l’idéale de la pureté.</text:p>
      <text:p text:style-name="P6">Pour finir on peut constater une référence a une pureté enfantine avec quelque r<text:span text:style-name="T11">é</text:span>f<text:span text:style-name="T11">é</text:span>rence physique <text:span text:style-name="T10">(l12 «taille plate…» elle a la morphologie d’une enfant )</text:span> ou <text:span text:style-name="T11">allégorique</text:span> <text:span text:style-name="T10">(l27 «joues comme un nuage).</text:span></text:p>
      <text:p text:style-name="P6"/>
      <text:p text:style-name="P7">Comment ce texte témoigne-t-il d’un véritable art du portrait, liant portrait physique et portrait moral, description et récit ?…</text:p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1T10:55:05.981000000</meta:creation-date>
    <dc:date>2021-11-25T18:50:42.358000000</dc:date>
    <meta:editing-duration>PT23M9S</meta:editing-duration>
    <meta:editing-cycles>6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3" meta:word-count="375" meta:character-count="2175" meta:non-whitespace-character-count="1813"/>
  </office:meta>
</office:document-meta>
</file>